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E000001D4C4ACBC7BD8BE5E2D.png" manifest:media-type="image/png"/>
  <manifest:file-entry manifest:full-path="Pictures/100000000000055F000001CD65A6C37E9638D6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674d" officeooo:paragraph-rsid="0000674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13661" officeooo:paragraph-rsid="0001366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1</text:p>
      <text:p text:style-name="P1"/>
      <text:p text:style-name="P2"><draw:frame draw:style-name="fr1" draw:name="Изображение2" text:anchor-type="char" svg:x="0cm" svg:y="7.283cm" svg:width="16.999cm" svg:height="5.699cm" draw:z-index="1"><draw:image xlink:href="Pictures/100000000000055F000001CD65A6C37E9638D68A.png" xlink:type="simple" xlink:show="embed" xlink:actuate="onLoad" draw:mime-type="image/png"/></draw:frame><draw:frame draw:style-name="fr2" draw:name="Изображение1" text:anchor-type="char" svg:width="16.999cm" svg:height="6.071cm" draw:z-index="0"><draw:image xlink:href="Pictures/100000000000051E000001D4C4ACBC7BD8BE5E2D.png" xlink:type="simple" xlink:show="embed" xlink:actuate="onLoad" draw:mime-type="image/png"/></draw:frame>концептуальная схем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2T17:32:53.241416666</dc:date>
    <meta:editing-cycles>2</meta:editing-cycles>
    <meta:editing-duration>PT7M50S</meta:editing-duration>
    <meta:document-statistic meta:table-count="0" meta:image-count="2" meta:object-count="0" meta:page-count="1" meta:paragraph-count="2" meta:word-count="3" meta:character-count="23" meta:non-whitespace-character-count="22"/>
    <meta:user-defined meta:name="Поле 1"/>
    <meta:user-defined meta:name="Поле 2"/>
    <meta:user-defined meta:name="Поле 3"/>
    <meta:user-defined meta:name="Поле 4"/>
  </office:meta>
</office:document-meta>
</file>